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2.1681in"/>
    </style:style>
    <style:style style:name="Table1.B" style:family="table-column">
      <style:table-column-properties style:column-width="0.825in"/>
    </style:style>
    <style:style style:name="Table1.C" style:family="table-column">
      <style:table-column-properties style:column-width="3.9319in"/>
    </style:style>
    <style:style style:name="Table1.A1" style:family="table-cell">
      <style:table-cell-properties style:vertical-align="middle" fo:padding="0.0194in"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Text_20_body">Perfecto, gracias por el resumen tan claro y detallado. Con base en todo lo que has planteado, te propongo un <text:span text:style-name="Strong_20_Emphasis">guion estructurado</text:span> para el capítulo del mercado de <text:span text:style-name="Emphasis">Rainbowtown</text:span> que cumpla con los requisitos narrativos que mencionaste, conserve el tono fantástico y mantenga la coherencia con lo que ya has escrito en tu saga.</text:p>
      <text:p text:style-name="Horizontal_20_Line"/>
      <text:h text:style-name="Heading_20_2" text:outline-level="2">🧭 TÍTULO PROVISIONAL DEL CAPÍTULO</text:h>
      <text:p text:style-name="Text_20_body"><text:span text:style-name="Strong_20_Emphasis">"El Mercado de las Mil Voces"</text:span></text:p>
      <text:p text:style-name="Horizontal_20_Line"/>
      <text:h text:style-name="Heading_20_2" text:outline-level="2">🧩 ESTRUCTURA NARRATIVA DEL CAPÍTULO</text:h>
      <text:h text:style-name="Heading_20_3" text:outline-level="3">1. <text:span text:style-name="Strong_20_Emphasis">Inicio – Presentación del escenario y objetivos</text:span></text:h>
      <text:p text:style-name="Text_20_body"><text:span text:style-name="Strong_20_Emphasis">Escenario:</text:span> Rainbowtown, una aldea bulliciosa en el centro del reino de Lluviara, donde cada semana se celebra un mercado abierto con cientos de puestos coloridos. Es un cruce de caminos donde convergen viajeros, comerciantes, artistas y espías.</text:p>
      <text:p text:style-name="Text_20_body"><text:span text:style-name="Strong_20_Emphasis">Objetivo de Elara en este capítulo:</text:span><text:line-break/>Elara ha oído rumores de que un anciano anticuario llamado <text:span text:style-name="Emphasis">Velmir</text:span> posee un fragmento de un mapa antiguo que podría indicar la ubicación del Codex. Ese es su objetivo: encontrar a Velmir y obtener el mapa.</text:p>
      <text:p text:style-name="Text_20_body">Además, sin saberlo, Elara lleva consigo un antiguo <text:span text:style-name="Strong_20_Emphasis">amuleto mágico</text:span> heredado de su abuela Mag (quizás cosido dentro de su ropa o entre sus pertenencias), que resulta ser una de las claves que Morgerathus necesita para encontrar el Codex.</text:p>
      <text:p text:style-name="Text_20_body">Elara llega al mercado vestida como una viajera cualquiera, disimulando su verdadera misión.</text:p>
      <text:p text:style-name="Horizontal_20_Line"/>
      <text:h text:style-name="Heading_20_3" text:outline-level="3">2. <text:span text:style-name="Strong_20_Emphasis">Desarrollo – Búsqueda, aliados, enemigos y primeras metas</text:span></text:h>
      <text:list xml:id="list114250649" text:style-name="L1">
        <text:list-item>
          <text:p text:style-name="P1">Elara comienza su búsqueda preguntando por Velmir. Conoce a varios personajes secundarios (posibles aliados o neutrales), como:</text:p>
          <text:list>
            <text:list-item>
              <text:p text:style-name="P1"><text:span text:style-name="Strong_20_Emphasis">Zarnik</text:span>, un mercader ciego que "ve" con el oído y que reconoce la presencia mágica del amuleto sin decirlo directamente. Le da un consejo enigmático: <text:span text:style-name="Emphasis">"Ten cuidado con lo que parece dulce."</text:span></text:p>
            </text:list-item>
            <text:list-item>
              <text:p text:style-name="P1"><text:span text:style-name="Strong_20_Emphasis">Omhistrine</text:span>, una niña encantadora, muy inteligente, con trenzas doradas y una risa contagiosa, se cruza con Elara accidentalmente. Finge haberse perdido y la acompaña en su búsqueda del anticuario, ganándose poco a poco su confianza.</text:p>
            </text:list-item>
          </text:list>
        </text:list-item>
        <text:list-item>
          <text:p text:style-name="P1"><text:soft-page-break/>Finalmente encuentran a <text:span text:style-name="Strong_20_Emphasis">Velmir</text:span>, que vive en una tienda desvencijada y habla con frases fragmentadas, como si supiera más de lo que dice. Le muestra a Elara el mapa, pero dice que no puede entregárselo a cualquiera. Le pone una prueba: debe encontrar un objeto entre los puestos del mercado que le pertenezca (un viejo reloj de arena), sin saber su aspecto exacto.</text:p>
        </text:list-item>
      </text:list>
      <text:p text:style-name="Horizontal_20_Line"/>
      <text:h text:style-name="Heading_20_3" text:outline-level="3">3. <text:span text:style-name="Strong_20_Emphasis">Clímax – El giro inesperado</text:span></text:h>
      <text:list xml:id="list3496091147" text:style-name="L2">
        <text:list-item>
          <text:p text:style-name="P2">Mientras busca el objeto, Elara se separa de Omhistrine, pero la bruja ha logrado espiar parte del mapa que Velmir le mostró a Elara. Decide adelantarse.</text:p>
        </text:list-item>
        <text:list-item>
          <text:p text:style-name="P2">Elara encuentra el reloj de arena en manos de un embaucador que le exige un precio alto. Está a punto de perderlo cuando Omhistrine reaparece y “ayuda” a Elara a conseguirlo con un truco mágico sutil. Elara, agradecida, se deja engañar.</text:p>
        </text:list-item>
        <text:list-item>
          <text:p text:style-name="P2">De regreso con Velmir, Omhistrine finge tropezar y cae sobre la mochila de Elara, robando el amuleto sin que ella lo note.</text:p>
        </text:list-item>
        <text:list-item>
          <text:p text:style-name="P2">En ese momento, Velmir detecta la traición. Le dice a Elara, de forma velada, que ha perdido más de lo que ha ganado. La atmósfera se vuelve tensa.</text:p>
        </text:list-item>
        <text:list-item>
          <text:p text:style-name="P2">Elara revisa su mochila. Descubre que algo falta. Intuye que fue Omhistrine, pero ya ha desaparecido entre la multitud del mercado.</text:p>
        </text:list-item>
      </text:list>
      <text:p text:style-name="Horizontal_20_Line"/>
      <text:h text:style-name="Heading_20_3" text:outline-level="3">4. <text:span text:style-name="Strong_20_Emphasis">Final – Resolución, superación y moraleja</text:span></text:h>
      <text:list xml:id="list2309850696" text:style-name="L3">
        <text:list-item>
          <text:p text:style-name="P3">Velmir, al ver la determinación de Elara y su decepción por la traición, decide confiar en ella y le entrega el fragmento del mapa con una advertencia:<text:line-break/><text:span text:style-name="Emphasis">“El mapa muestra el camino, pero solo el corazón puede cruzarlo.”</text:span></text:p>
        </text:list-item>
        <text:list-item>
          <text:p text:style-name="P3">Aunque ha perdido el amuleto, Elara ha ganado una pieza clave para su misión. También ha aprendido una lección vital: la maldad no siempre tiene forma de monstruo, a veces se esconde tras la inocencia.</text:p>
        </text:list-item>
        <text:list-item>
          <text:p text:style-name="P3">El capítulo termina con Elara observando el mapa bajo la luz de la luna. Una nueva etapa de su viaje está por comenzar.</text:p>
        </text:list-item>
      </text:list>
      <text:p text:style-name="Horizontal_20_Line"/>
      <text:h text:style-name="Heading_20_2" text:outline-level="2">📘 ELEMENTOS NARRATIVOS INCLUIDOS</text:h>
      <table:table table:name="Table1" table:style-name="Table1">
        <table:table-column table:style-name="Table1.A"/>
        <table:table-column table:style-name="Table1.B"/>
        <table:table-column table:style-name="Table1.C"/>
        <table:table-header-rows>
          <table:table-row table:style-name="TableLine2523090248736">
            <table:table-cell table:style-name="Table1.A1" office:value-type="string">
              <text:p text:style-name="Table_20_Heading">Elemento</text:p>
            </table:table-cell>
            <table:table-cell table:style-name="Table1.A1" office:value-type="string">
              <text:p text:style-name="Table_20_Heading">¿Presente?</text:p>
            </table:table-cell>
            <table:table-cell table:style-name="Table1.A1" office:value-type="string">
              <text:p text:style-name="Table_20_Heading">Notas</text:p>
            </table:table-cell>
          </table:table-row>
        </table:table-header-rows>
        <table:table-row table:style-name="TableLine2523090248736">
          <table:table-cell table:style-name="Table1.A1" office:value-type="string">
            <text:p text:style-name="Table_20_Contents">Historia con inicio y fin</text:p>
          </table:table-cell>
          <table:table-cell table:style-name="Table1.A1" office:value-type="string">
            <text:p text:style-name="Table_20_Contents">✅</text:p>
          </table:table-cell>
          <table:table-cell table:style-name="Table1.A1" office:value-type="string">
            <text:p text:style-name="Table_20_Contents">Se abre con un objetivo claro, se complica y se resuelve con aprendizaje.</text:p>
          </table:table-cell>
        </table:table-row>
        <table:table-row table:style-name="TableLine2523090248736">
          <table:table-cell table:style-name="Table1.A1" office:value-type="string">
            <text:p text:style-name="Table_20_Contents">Objetivos claros</text:p>
          </table:table-cell>
          <table:table-cell table:style-name="Table1.A1" office:value-type="string">
            <text:p text:style-name="Table_20_Contents">✅</text:p>
          </table:table-cell>
          <table:table-cell table:style-name="Table1.A1" office:value-type="string">
            <text:p text:style-name="Table_20_Contents">Encontrar a Velmir y obtener el mapa.</text:p>
          </table:table-cell>
        </table:table-row>
        <table:table-row table:style-name="TableLine2523090248736">
          <table:table-cell table:style-name="Table1.A1" office:value-type="string">
            <text:p text:style-name="Table_20_Contents">Progreso de Elara</text:p>
          </table:table-cell>
          <table:table-cell table:style-name="Table1.A1" office:value-type="string">
            <text:p text:style-name="Table_20_Contents">✅</text:p>
          </table:table-cell>
          <table:table-cell table:style-name="Table1.A1" office:value-type="string">
            <text:p text:style-name="Table_20_Contents">Logra su objetivo principal. Pierde algo valioso en el <text:soft-page-break/>camino.</text:p>
          </table:table-cell>
        </table:table-row>
        <table:table-row table:style-name="TableLine2523090248736">
          <table:table-cell table:style-name="Table1.A1" office:value-type="string">
            <text:p text:style-name="Table_20_Contents">Enemigos que conspiran</text:p>
          </table:table-cell>
          <table:table-cell table:style-name="Table1.A1" office:value-type="string">
            <text:p text:style-name="Table_20_Contents">✅</text:p>
          </table:table-cell>
          <table:table-cell table:style-name="Table1.A1" office:value-type="string">
            <text:p text:style-name="Table_20_Contents">Omhistrine engaña, roba y desaparece.</text:p>
          </table:table-cell>
        </table:table-row>
        <table:table-row table:style-name="TableLine2523090248736">
          <table:table-cell table:style-name="Table1.A1" office:value-type="string">
            <text:p text:style-name="Table_20_Contents">Giro inesperado / todo parece perdido</text:p>
          </table:table-cell>
          <table:table-cell table:style-name="Table1.A1" office:value-type="string">
            <text:p text:style-name="Table_20_Contents">✅</text:p>
          </table:table-cell>
          <table:table-cell table:style-name="Table1.A1" office:value-type="string">
            <text:p text:style-name="Table_20_Contents">Robo del amuleto y traición de Omhistrine.</text:p>
          </table:table-cell>
        </table:table-row>
        <table:table-row table:style-name="TableLine2523090248736">
          <table:table-cell table:style-name="Table1.A1" office:value-type="string">
            <text:p text:style-name="Table_20_Contents">Resolución positiva y satisfactoria</text:p>
          </table:table-cell>
          <table:table-cell table:style-name="Table1.A1" office:value-type="string">
            <text:p text:style-name="Table_20_Contents">✅</text:p>
          </table:table-cell>
          <table:table-cell table:style-name="Table1.A1" office:value-type="string">
            <text:p text:style-name="Table_20_Contents">Consigue el fragmento y sigue adelante, más sabia.</text:p>
          </table:table-cell>
        </table:table-row>
        <table:table-row table:style-name="TableLine2523090248736">
          <table:table-cell table:style-name="Table1.A1" office:value-type="string">
            <text:p text:style-name="Table_20_Contents">Enseñanza</text:p>
          </table:table-cell>
          <table:table-cell table:style-name="Table1.A1" office:value-type="string">
            <text:p text:style-name="Table_20_Contents">✅</text:p>
          </table:table-cell>
          <table:table-cell table:style-name="Table1.A1" office:value-type="string">
            <text:p text:style-name="Table_20_Contents">No todo lo dulce es confiable. Aprender a reconocer el mal disfrazado.</text:p>
          </table:table-cell>
        </table:table-row>
      </table:table>
      <text:p text:style-name="Horizontal_20_Line"/>
      <text:p text:style-name="Text_20_body">¿Te gustaría que trabajemos juntos en un primer borrador de este capítulo, comenzando por la introducción o desarrollando algún diálogo clave? Puedo ayudarte con una <text:a xlink:type="simple" xlink:href="https://chatgpt.com/c/f" text:style-name="Internet_20_link" text:visited-style-name="Visited_20_Internet_20_Link">escena inicial</text:a>, <text:a xlink:type="simple" xlink:href="https://chatgpt.com/c/f" text:style-name="Internet_20_link" text:visited-style-name="Visited_20_Internet_20_Link">diálogo entre Elara y Omhistrine</text:a>, o <text:a xlink:type="simple" xlink:href="https://chatgpt.com/c/f" text:style-name="Internet_20_link" text:visited-style-name="Visited_20_Internet_20_Link">descripción del mercado</text:a>.</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6-02T09:28:24.405000000</meta:creation-date>
    <dc:date>2025-06-02T09:44:04.447000000</dc:date>
    <meta:editing-duration>PT5M30S</meta:editing-duration>
    <meta:editing-cycles>1</meta:editing-cycles>
    <meta:document-statistic meta:table-count="1" meta:image-count="0" meta:object-count="0" meta:page-count="3" meta:paragraph-count="50" meta:word-count="756" meta:character-count="4497" meta:non-whitespace-character-count="3799"/>
    <meta:generator>LibreOffice/7.3.5.2$Windows_X86_64 LibreOffice_project/184fe81b8c8c30d8b5082578aee2fed2ea847c01</meta:generator>
  </office:meta>
</office:document-meta>
</file>